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689be" officeooo:paragraph-rsid="001689be"/>
    </style:style>
    <style:style style:name="P2" style:family="paragraph" style:parent-style-name="Text_20_body">
      <style:text-properties officeooo:rsid="001689be" officeooo:paragraph-rsid="001689be"/>
    </style:style>
    <style:style style:name="P3" style:family="paragraph" style:parent-style-name="Heading_20_1">
      <style:text-properties officeooo:rsid="001689be" officeooo:paragraph-rsid="001689be"/>
    </style:style>
    <style:style style:name="P4" style:family="paragraph" style:parent-style-name="Text_20_body">
      <style:text-properties officeooo:paragraph-rsid="001689b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keep-with-next="always"/>
      <style:text-properties officeooo:paragraph-rsid="001689be"/>
    </style:style>
    <style:style style:name="P7" style:family="paragraph" style:parent-style-name="Text_20_body">
      <style:text-properties style:font-name="Liberation Sans" officeooo:rsid="001689be" officeooo:paragraph-rsid="001689be" style:font-name-asian="Microsoft YaHei" style:font-name-complex="Lucida Sans1"/>
    </style:style>
    <style:style style:name="P8" style:family="paragraph" style:parent-style-name="Text_20_body">
      <style:text-properties officeooo:rsid="001fb079" officeooo:paragraph-rsid="001fb079"/>
    </style:style>
    <style:style style:name="P9" style:family="paragraph" style:parent-style-name="Heading_20_1">
      <style:text-properties officeooo:paragraph-rsid="001689be"/>
    </style:style>
    <style:style style:name="T1" style:family="text">
      <style:text-properties style:font-name="Liberation Sans" officeooo:rsid="001689be" style:font-name-asian="Microsoft YaHei" style:font-name-complex="Lucida Sans1"/>
    </style:style>
    <style:style style:name="T2" style:family="text">
      <style:text-properties officeooo:rsid="001689b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TC Leeds Medical tracker</text:p>
      <text:p text:style-name="P1">Kite</text:p>
      <text:p text:style-name="P2"/>
      <text:p text:style-name="P2"/>
      <text:h text:style-name="P3" text:outline-level="1"><text:bookmark-start text:name="__RefHeading___Toc580_1502795578"/>Content Page<text:bookmark-end text:name="__RefHeading___Toc580_1502795578"/></text:h>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580_1502795578" text:style-name="Index_20_Link" text:visited-style-name="Index_20_Link">Content Page<text:tab/>1</text:a></text:p>
          <text:p text:style-name="P5"><text:a xlink:type="simple" xlink:href="#__RefHeading___Toc582_1502795578" text:style-name="Index_20_Link" text:visited-style-name="Index_20_Link">Organisation Overview<text:tab/>1</text:a></text:p>
          <text:p text:style-name="P5"><text:a xlink:type="simple" xlink:href="#__RefHeading___Toc584_1502795578" text:style-name="Index_20_Link" text:visited-style-name="Index_20_Link">Problem Overview<text:tab/>1</text:a></text:p>
          <text:p text:style-name="P5"><text:a xlink:type="simple" xlink:href="#__RefHeading___Toc586_1502795578" text:style-name="Index_20_Link" text:visited-style-name="Index_20_Link">Scope<text:tab/>1</text:a></text:p>
          <text:p text:style-name="P5"><text:a xlink:type="simple" xlink:href="#__RefHeading___Toc588_1502795578" text:style-name="Index_20_Link" text:visited-style-name="Index_20_Link">User Groups<text:tab/>2</text:a></text:p>
          <text:p text:style-name="P5"><text:a xlink:type="simple" xlink:href="#__RefHeading___Toc590_1502795578" text:style-name="Index_20_Link" text:visited-style-name="Index_20_Link">Empathy Maps<text:tab/>2</text:a></text:p>
          <text:p text:style-name="P5"><text:a xlink:type="simple" xlink:href="#__RefHeading___Toc592_1502795578" text:style-name="Index_20_Link" text:visited-style-name="Index_20_Link">User stories<text:tab/>2</text:a></text:p>
          <text:p text:style-name="P5"><text:a xlink:type="simple" xlink:href="#__RefHeading___Toc594_1502795578" text:style-name="Index_20_Link" text:visited-style-name="Index_20_Link">Laws / Guidance / Legislation<text:tab/>2</text:a></text:p>
          <text:p text:style-name="P5"><text:a xlink:type="simple" xlink:href="#__RefHeading___Toc596_1502795578" text:style-name="Index_20_Link" text:visited-style-name="Index_20_Link">Alternative System<text:tab/>2</text:a></text:p>
          <text:p text:style-name="P5"><text:a xlink:type="simple" xlink:href="#__RefHeading___Toc598_1502795578" text:style-name="Index_20_Link" text:visited-style-name="Index_20_Link">Risks<text:tab/>2</text:a></text:p>
          <text:p text:style-name="P5"><text:a xlink:type="simple" xlink:href="#__RefHeading___Toc600_1502795578" text:style-name="Index_20_Link" text:visited-style-name="Index_20_Link">Decomposition<text:tab/>2</text:a></text:p>
          <text:p text:style-name="P5"><text:a xlink:type="simple" xlink:href="#__RefHeading___Toc602_1502795578" text:style-name="Index_20_Link" text:visited-style-name="Index_20_Link">User Acceptance Criteria<text:tab/>2</text:a></text:p>
          <text:p text:style-name="P5"><text:a xlink:type="simple" xlink:href="#__RefHeading___Toc604_1502795578" text:style-name="Index_20_Link" text:visited-style-name="Index_20_Link">Functional and Non-Functional Requirements<text:tab/>2</text:a></text:p>
          <text:p text:style-name="P5"><text:a xlink:type="simple" xlink:href="#__RefHeading___Toc606_1502795578" text:style-name="Index_20_Link" text:visited-style-name="Index_20_Link">Key Performance Indicators (KPI)<text:tab/>2</text:a></text:p>
          <text:p text:style-name="P5"><text:a xlink:type="simple" xlink:href="#__RefHeading___Toc608_1502795578" text:style-name="Index_20_Link" text:visited-style-name="Index_20_Link">Description Of Proposed Solution<text:tab/>2</text:a></text:p>
        </text:index-body>
      </text:table-of-content>
      <text:p text:style-name="P4"/>
      <text:p text:style-name="P4"/>
      <text:p text:style-name="P4"/>
      <text:p text:style-name="P4"/>
      <text:p text:style-name="P4"/>
      <text:p text:style-name="P4"/>
      <text:p text:style-name="P4"/>
      <text:p text:style-name="P4"/>
      <text:p text:style-name="P4"/>
      <text:p text:style-name="P4"/>
      <text:h text:style-name="P6" text:outline-level="1"><text:bookmark-start text:name="__RefHeading___Toc582_1502795578"/><text:soft-page-break/>Or<text:span text:style-name="T1">ganisation Overview</text:span><text:bookmark-end text:name="__RefHeading___Toc582_1502795578"/></text:h>
      <text:p text:style-name="P7">The project is being developed for schools and educational institutions that are responsible for storing, managing, and administering student medications. Schools across the country are legally required to keep prescribed and emergency medicines on behalf of students, ensuring these are accessible when needed (for conditions such as asthma, migraines, and allergies).<text:line-break/><text:line-break/>Currently, many schools rely on manual or spreadsheet-based systems to manage these medicines, which are often inefficient, error-prone, and difficult to maintain. These systems can lead to problems such as missed expiry dates, incorrect dosage records, and poor tracking of medicine stock levels.<text:line-break/><text:line-break/>The proposed system aims to digitally transform how schools manage and monitor student medications, improving accuracy, accessibility, and accountability. It will serve as a centralised medication management system, used by administrative staff and first aiders within the schoo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 text:outline-level="1"><text:bookmark-start text:name="__RefHeading___Toc584_1502795578"/><text:soft-page-break/>Problem Overview<text:bookmark-end text:name="__RefHeading___Toc584_1502795578"/></text:h>
      <text:p text:style-name="P4">Build a lightweight school medicine-management system that replaces paper spreadsheet workflows. It tracks students and each student’s medicines (brand, type, doses, given-date, expiry), highlights low/expiring supplies, supports admin/staff roles, bulk operations (import, move year groups), and provides a dashboard and overview with filters. Backups, simple branding (logo + colours) and safe delete/confirm flows are desir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_RefHeading___Toc586_1502795578"/><text:soft-page-break/>Scope<text:bookmark-end text:name="__RefHeading___Toc586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 text:c="2"/></text:p>
      <text:h text:style-name="P3" text:outline-level="1"><text:bookmark-start text:name="__RefHeading___Toc588_1502795578"/><text:soft-page-break/>User Groups<text:bookmark-end text:name="__RefHeading___Toc588_1502795578"/></text:h>
      <text:p text:style-name="P4"/>
      <text:p text:style-name="P4"/>
      <text:p text:style-name="P8">Administrator</text:p>
      <text:p text:style-name="P8">admin</text:p>
      <text:p text:style-name="P8">Fist adde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3" text:outline-level="1"><text:bookmark-start text:name="__RefHeading___Toc590_1502795578"/>Empathy Maps<text:bookmark-end text:name="__RefHeading___Toc590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3" text:outline-level="1"><text:bookmark-start text:name="__RefHeading___Toc592_1502795578"/>User stories<text:bookmark-end text:name="__RefHeading___Toc592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3" text:outline-level="1"><text:bookmark-start text:name="__RefHeading___Toc594_1502795578"/>Laws / Guidance / Legislation <text:bookmark-end text:name="__RefHeading___Toc594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9" text:outline-level="1"><text:bookmark-start text:name="__RefHeading___Toc596_1502795578"/><text:span text:style-name="T2">Alternative System</text:span><text:bookmark-end text:name="__RefHeading___Toc596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_RefHeading___Toc598_1502795578"/><text:soft-page-break/>Risks<text:bookmark-end text:name="__RefHeading___Toc598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_RefHeading___Toc600_1502795578"/><text:soft-page-break/>Decomposition<text:bookmark-end text:name="__RefHeading___Toc600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_RefHeading___Toc602_1502795578"/><text:soft-page-break/>User Acceptance Criteria<text:bookmark-end text:name="__RefHeading___Toc602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_RefHeading___Toc604_1502795578"/><text:soft-page-break/>Functional and Non-Functional Requirements<text:bookmark-end text:name="__RefHeading___Toc604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_RefHeading___Toc606_1502795578"/><text:soft-page-break/>Key Performance Indicators (KPI)<text:bookmark-end text:name="__RefHeading___Toc606_1502795578"/></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 text:outline-level="1"><text:bookmark-start text:name="__RefHeading___Toc608_1502795578"/><text:soft-page-break/>Description Of Proposed Solution<text:bookmark-end text:name="__RefHeading___Toc608_1502795578"/></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689be" officeooo:paragraph-rsid="001689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of <text:page-count>1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7T09:28:07.836824300</meta:creation-date>
    <dc:date>2025-10-17T14:11:01.038688300</dc:date>
    <meta:editing-duration>PT44M55S</meta:editing-duration>
    <meta:editing-cycles>3</meta:editing-cycles>
    <meta:generator>LibreOffice/25.2.3.2$Windows_X86_64 LibreOffice_project/bbb074479178df812d175f709636b368952c2ce3</meta:generator>
    <meta:document-statistic meta:table-count="0" meta:image-count="0" meta:object-count="0" meta:page-count="15" meta:paragraph-count="40" meta:word-count="291" meta:character-count="2061" meta:non-whitespace-character-count="1804"/>
  </office:meta>
</office:document-meta>
</file>